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7181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7181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9ca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9ca57" officeooo:paragraph-rsid="0009ca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071811" style:font-name-asian="Courier New" style:font-name-complex="Courier New"/>
    </style:style>
    <style:style style:name="T3" style:family="text">
      <style:text-properties style:font-name="Times New Roman" officeooo:rsid="0009ca57" style:font-name-asian="Courier New" style:font-name-complex="Courier New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MathematicaFormatStandardForm"><text:span text:style-name="T3">Note sure what I was getting at here.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4" text:anchor-type="as-char" svg:y="-0.1484in" svg:width="0.6709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MathematicaFormatStandardForm"><text:span text:style-name="T3">is what I later notate as</text:span></text:span><text:span text:style-name="MathematicaFormatStandardForm"><text:span text:style-name="T1"><draw:frame draw:style-name="fr1" draw:name="Object5" text:anchor-type="as-char" svg:y="-0.172in" svg:width="1.5866in" svg:height="0.233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MathematicaFormatStandardForm"><text:span text:style-name="T1"> <text:s/></text:span></text:span><text:span text:style-name="MathematicaFormatStandardForm"><text:span text:style-name="T3">The x parameter is sort of a smoothing / sampling scale factor. <text:s/>It's useful for expressing the difference between the logarithmic integral and the riemann prime counting function</text:span></text:span></text:p>
      <text:p text:style-name="P3"><text:span text:style-name="MathematicaFormatStandardForm"><text:span text:style-name="T3"/></text:span></text:p>
      <text:p text:style-name="P3"><text:span text:style-name="MathematicaFormatStandardForm"><text:span text:style-name="T1"><draw:frame draw:style-name="fr1" draw:name="Object6" text:anchor-type="as-char" svg:y="-0.1484in" svg:width="0.572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MathematicaFormatStandardForm"><text:span text:style-name="T3">here is what I later notate as</text:span></text:span><text:span text:style-name="MathematicaFormatStandardForm"><text:span text:style-name="T1"><draw:frame draw:style-name="fr1" draw:name="Object7" text:anchor-type="as-char" svg:y="-0.172in" svg:width="0.7346in" svg:height="0.233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3">of course.</text:span></text:span></text:p>
      <text:p text:style-name="P3"/>
      <text:p text:style-name="P4"/>
      <text:p text:style-name="P3"/>
      <text:p text:style-name="P1"/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13" text:anchor-type="as-char" svg:y="-0.2835in" svg:width="2.3402in" svg:height="0.451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1" text:anchor-type="as-char" svg:y="-0.4189in" svg:width="3.7882in" svg:height="0.587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5" text:anchor-type="as-char" svg:y="-0.4189in" svg:width="5.7102in" svg:height="0.587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" text:anchor-type="as-char" svg:y="-0.2835in" svg:width="3.1693in" svg:height="0.451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1"><draw:frame draw:style-name="fr1" draw:name="Object2" text:anchor-type="as-char" svg:y="-0.2835in" svg:width="4.7583in" svg:height="0.451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1"><draw:frame draw:style-name="fr1" draw:name="Object3" text:anchor-type="as-char" svg:y="-0.2835in" svg:width="6.5638in" svg:height="0.451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0:46:29.470000000</meta:creation-date>
    <dc:date>2016-02-03T15:59:17.305000000</dc:date>
    <meta:editing-duration>PT14M40S</meta:editing-duration>
    <meta:editing-cycles>2</meta:editing-cycles>
    <meta:generator>LibreOffice/5.0.0.5$Windows_x86 LibreOffice_project/1b1a90865e348b492231e1c451437d7a15bb262b</meta:generator>
    <meta:document-statistic meta:table-count="0" meta:image-count="0" meta:object-count="10" meta:page-count="1" meta:paragraph-count="9" meta:word-count="51" meta:character-count="285" meta:non-whitespace-character-count="235"/>
  </office:meta>
</office:document-meta>
</file>

<file path=Object 1/content.xml><?xml version="1.0" encoding="utf-8"?>
<math xmlns="http://www.w3.org/1998/Math/MathML">
  <semantics>
    <mrow>
      <msub>
        <mi>C</mi>
        <mrow>
          <mn>3</mn>
        </mrow>
      </msub>
      <mrow>
        <mrow>
          <mo stretchy="false">(</mo>
          <mrow>
            <mi>n</mi>
            <mi>,</mi>
            <mi>x</mi>
          </mrow>
          <mo stretchy="false">)</mo>
        </mrow>
        <mo stretchy="false">=</mo>
        <msup>
          <mi>x</mi>
          <mrow>
            <mo stretchy="false">−</mo>
            <mn>3</mn>
          </mrow>
        </msup>
      </mrow>
      <mrow>
        <mo stretchy="false">(</mo>
        <mrow>
          <mrow>
            <mo stretchy="false">(</mo>
            <mrow>
              <mtable>
                <mtr>
                  <mtd>
                    <mrow>
                      <mn>3</mn>
                    </mrow>
                  </mtd>
                </mtr>
                <mtr>
                  <mtd>
                    <mrow>
                      <mn>3</mn>
                    </mrow>
                  </mtd>
                </mtr>
              </mtable>
            </mrow>
            <mo stretchy="false">)</mo>
          </mrow>
          <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row>
                    <mo stretchy="false">⌊</mo>
                    <mrow>
                      <mi>n</mi>
                      <msup>
                        <mi>x</mi>
                        <mn>3</mn>
                      </msup>
                    </mrow>
                    <mo stretchy="false">⌋</mo>
                  </mrow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row>
                      <mo stretchy="false">⌊</mo>
                      <mrow>
                        <mfrac>
                          <mrow>
                            <mi>n</mi>
                            <msup>
                              <mi>x</mi>
                              <mn>3</mn>
                            </msup>
                          </mrow>
                          <mi>j</mi>
                        </mfrac>
                      </mrow>
                      <mo stretchy="false">⌋</mo>
                    </mrow>
                  </mrow>
                </munderover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frac>
                            <mrow>
                              <mi>n</mi>
                              <msup>
                                <mi>x</mi>
                                <mn>3</mn>
                              </msup>
                            </mrow>
                            <mrow>
                              <mi>j</mi>
                              <mi>k</mi>
                            </mrow>
                          </mfrac>
                        </mrow>
                        <mo stretchy="false">⌋</mo>
                      </mrow>
                    </mrow>
                  </munderover>
                  <mn>1</mn>
                </mrow>
              </mrow>
            </mrow>
            <mo stretchy="false">−</mo>
            <mrow>
              <mo stretchy="false">(</mo>
              <mrow>
                <mtable>
                  <mtr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2</mn>
                      </mrow>
                    </mtd>
                  </mtr>
                </mtable>
              </mrow>
              <mo stretchy="false">)</mo>
            </mrow>
          </mrow>
          <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o stretchy="false">⌊</mo>
                  <mrow>
                    <mi>x</mi>
                  </mrow>
                  <mo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row>
                      <mo stretchy="false">⌊</mo>
                      <mrow>
                        <mfrac>
                          <mrow>
                            <mi>n</mi>
                            <msup>
                              <mi>x</mi>
                              <mn>3</mn>
                            </msup>
                          </mrow>
                          <mi>j</mi>
                        </mfrac>
                      </mrow>
                      <mo stretchy="false">⌋</mo>
                    </mrow>
                  </mrow>
                </munderover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frac>
                            <mrow>
                              <mi>n</mi>
                              <msup>
                                <mi>x</mi>
                                <mn>3</mn>
                              </msup>
                            </mrow>
                            <mrow>
                              <mi>j</mi>
                              <mi>k</mi>
                            </mrow>
                          </mfrac>
                        </mrow>
                        <mo stretchy="false">⌋</mo>
                      </mrow>
                    </mrow>
                  </munderover>
                  <mn>1</mn>
                </mrow>
              </mrow>
            </mrow>
            <mo stretchy="false">+</mo>
            <mrow>
              <mo stretchy="false">(</mo>
              <mrow>
                <mtable>
                  <mtr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  <mo stretchy="false">)</mo>
            </mrow>
          </mrow>
          <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o stretchy="false">⌊</mo>
                  <mrow>
                    <mi>x</mi>
                  </mrow>
                  <mo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stretchy="false">⌊</mo>
                    <mrow>
                      <mi>x</mi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o stretchy="false">⌊</mo>
                      <mrow>
                        <mfrac>
                          <mrow>
                            <mi>n</mi>
                            <msup>
                              <mi>x</mi>
                              <mn>3</mn>
                            </msup>
                          </mrow>
                          <mrow>
                            <mi>j</mi>
                            <mi>k</mi>
                          </mrow>
                        </mfrac>
                      </mrow>
                      <mo stretchy="false">⌋</mo>
                    </mrow>
                  </munderover>
                  <mn>1</mn>
                </mrow>
              </mrow>
            </mrow>
            <mo stretchy="false">−</mo>
            <mrow>
              <mo stretchy="false">(</mo>
              <mrow>
                <mtable>
                  <mtr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  <mo stretchy="false">)</mo>
            </mrow>
          </mrow>
          <mrow>
            <munderover>
              <mo stretchy="false">∑</mo>
              <mrow>
                <mi>j</mi>
                <mo stretchy="false">=</mo>
                <mn>2</mn>
              </mrow>
              <mrow>
                <mo stretchy="false">⌊</mo>
                <mrow>
                  <mi>x</mi>
                </mrow>
                <mo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stretchy="false">⌊</mo>
                  <mrow>
                    <mi>x</mi>
                  </mrow>
                  <mo stretchy="false">⌋</mo>
                </mrow>
              </munderover>
              <mrow>
                <munderover>
                  <mo stretchy="false">∑</mo>
                  <mrow>
                    <mi>m</mi>
                    <mo stretchy="false">=</mo>
                    <mn>2</mn>
                  </mrow>
                  <mrow>
                    <mo stretchy="false">⌊</mo>
                    <mrow>
                      <mi>x</mi>
                    </mrow>
                    <mo stretchy="false">⌋</mo>
                  </mrow>
                </munderover>
                <mn>1</mn>
              </mrow>
            </mrow>
          </mrow>
        </mrow>
        <mo stretchy="false">)</mo>
      </mrow>
    </mrow>
    <annotation encoding="StarMath 5.0">C_{3}(n,x) = x^-3((binom{3}{3})sum from j = 2 to {lfloor n x^3 rfloor} sum from k = 2 to {lfloor {n x^3 } over j rfloor}sum from m = 2 to {lfloor {n x^3 } over {j k} rfloor}1 
-(binom{3}{2})sum from j = 2 to lfloor x rfloor sum from k = 2 to {lfloor {n x^3 } over j rfloor}sum from m = 2 to {lfloor {n x^3 } over {j k} rfloor}1 
+  (binom{3}{1})sum from j = 2 to lfloor x rfloor sum from k = 2 to lfloor x rfloor sum from m = 2 to lfloor {n x^3} over {j k} rfloor 1 
- (binom{3}{0})sum from j = 2 to lfloor x rfloor sum from k = 2 to lfloor x rfloor sum from m = 2 to lfloor x rfloor 1)</annotation>
  </semantics>
</math>
</file>

<file path=Object 1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x-1)^k]_n</annotation>
  </semantics>
</math>
</file>

<file path=Object 2/content.xml><?xml version="1.0" encoding="utf-8"?>
<math xmlns="http://www.w3.org/1998/Math/MathML" display="block">
  <semantics>
    <mrow>
      <msub>
        <mi>C</mi>
        <mn>1</mn>
      </msub>
      <mrow>
        <mrow>
          <mo fence="true" stretchy="false">(</mo>
          <mrow>
            <mrow>
              <mi>n</mi>
              <mi>,</mi>
              <mi>x</mi>
            </mrow>
          </mrow>
          <mo fence="true" stretchy="false">)</mo>
        </mrow>
        <mo stretchy="false">=</mo>
        <msup>
          <mi>x</mi>
          <mrow>
            <mo stretchy="false">−</mo>
            <mn>1</mn>
          </mrow>
        </msup>
      </mrow>
      <mrow>
        <mo fence="true" stretchy="false">(</mo>
        <mrow>
          <mrow>
            <mrow>
              <mo fence="true" stretchy="false">(</mo>
              <mrow>
                <mtable>
                  <mtr>
                    <mtd>
                      <mn>1</mn>
                    </mtd>
                  </mtr>
                  <mtr>
                    <mtd>
                      <mn>1</mn>
                    </mtd>
                  </mtr>
                </mtable>
              </mrow>
              <mo fence="true" stretchy="false">)</mo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row>
                        <mi>n</mi>
                        <mi>x</mi>
                      </mrow>
                    </mrow>
                    <mo fence="true" stretchy="false">⌋</mo>
                  </mrow>
                </munderover>
                <mn>1</mn>
              </mrow>
              <mo stretchy="false">−</mo>
              <mrow>
                <mo fence="true" stretchy="false">(</mo>
                <mrow>
                  <mtable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false">)</mo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o fence="true" stretchy="false">⌊</mo>
                  <mrow>
                    <mi>x</mi>
                  </mrow>
                  <mo fence="true" stretchy="false">⌋</mo>
                </mrow>
              </munderover>
              <mn>1</mn>
            </mrow>
          </mrow>
        </mrow>
        <mo fence="true" stretchy="false">)</mo>
      </mrow>
    </mrow>
    <annotation encoding="StarMath 5.0">C_{1}(n,x) = x^-1((binom{1}{1})sum from j = 2 to {lfloor n x rfloor}1 - (binom{1}{0})sum from j = 2 to lfloor x rfloor 1)</annotation>
  </semantics>
</math>
</file>

<file path=Object 3/content.xml><?xml version="1.0" encoding="utf-8"?>
<math xmlns="http://www.w3.org/1998/Math/MathML">
  <semantics>
    <mrow>
      <msub>
        <mi>C</mi>
        <mrow>
          <mn>2</mn>
        </mrow>
      </msub>
      <mrow>
        <mrow>
          <mo stretchy="false">(</mo>
          <mrow>
            <mi>n</mi>
            <mi>,</mi>
            <mi>x</mi>
          </mrow>
          <mo stretchy="false">)</mo>
        </mrow>
        <mo stretchy="false">=</mo>
        <msup>
          <mi>x</mi>
          <mrow>
            <mo stretchy="false">−</mo>
            <mn>2</mn>
          </mrow>
        </msup>
      </mrow>
      <mrow>
        <mo stretchy="false">(</mo>
        <mrow>
          <mrow>
            <mo stretchy="false">(</mo>
            <mrow>
              <mtable>
                <mtr>
                  <mtd>
                    <mrow>
                      <mn>2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  <mo stretchy="false">)</mo>
          </mrow>
          <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row>
                    <mo stretchy="false">⌊</mo>
                    <mrow>
                      <mi>n</mi>
                      <msup>
                        <mi>x</mi>
                        <mn>2</mn>
                      </msup>
                    </mrow>
                    <mo stretchy="false">⌋</mo>
                  </mrow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row>
                      <mo stretchy="false">⌊</mo>
                      <mrow>
                        <mfrac>
                          <mrow>
                            <mi>n</mi>
                            <msup>
                              <mi>x</mi>
                              <mn>2</mn>
                            </msup>
                          </mrow>
                          <mi>j</mi>
                        </mfrac>
                      </mrow>
                      <mo stretchy="false">⌋</mo>
                    </mrow>
                  </mrow>
                </munderover>
                <mn>1</mn>
              </mrow>
            </mrow>
            <mo stretchy="false">−</mo>
            <mrow>
              <mo stretchy="false">(</mo>
              <mrow>
                <mtable>
                  <mtr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  <mo stretchy="false">)</mo>
            </mrow>
          </mrow>
          <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o stretchy="false">⌊</mo>
                  <mrow>
                    <mi>x</mi>
                  </mrow>
                  <mo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stretchy="false">⌊</mo>
                    <mrow>
                      <mfrac>
                        <mrow>
                          <mi>n</mi>
                          <msup>
                            <mi>x</mi>
                            <mn>2</mn>
                          </msup>
                        </mrow>
                        <mi>j</mi>
                      </mfrac>
                    </mrow>
                    <mo stretchy="false">⌋</mo>
                  </mrow>
                </munderover>
                <mn>1</mn>
              </mrow>
            </mrow>
            <mo stretchy="false">+</mo>
            <mrow>
              <mo stretchy="false">(</mo>
              <mrow>
                <mtable>
                  <mtr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  <mo stretchy="false">)</mo>
            </mrow>
          </mrow>
          <mrow>
            <munderover>
              <mo stretchy="false">∑</mo>
              <mrow>
                <mi>j</mi>
                <mo stretchy="false">=</mo>
                <mn>2</mn>
              </mrow>
              <mrow>
                <mo stretchy="false">⌊</mo>
                <mrow>
                  <mi>x</mi>
                </mrow>
                <mo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stretchy="false">⌊</mo>
                  <mrow>
                    <mi>x</mi>
                  </mrow>
                  <mo stretchy="false">⌋</mo>
                </mrow>
              </munderover>
              <mn>1</mn>
            </mrow>
          </mrow>
        </mrow>
        <mo stretchy="false">)</mo>
      </mrow>
    </mrow>
    <annotation encoding="StarMath 5.0">C_{2}(n,x) = x^-2((binom{2}{2})sum from j = 2 to {lfloor n x^2 rfloor} sum from k = 2 to {lfloor {n x^2 } over j rfloor}1 
- (binom{2}{1})sum from j = 2 to lfloor x rfloor sum from k = 2 to lfloor {n x^2} over j rfloor 1 
+ (binom{2}{0})sum from j = 2 to lfloor x rfloor sum from k = 2 to lfloor x rfloor 1)</annotation>
  </semantics>
</math>
</file>

<file path=Object 4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n</mi>
            <mi>,</mi>
            <mi>x</mi>
          </mrow>
          <mo stretchy="false">)</mo>
        </mrow>
        <mo stretchy="false">=</mo>
        <msup>
          <mi>x</mi>
          <mrow>
            <mo stretchy="false">−</mo>
            <mn>1</mn>
          </mrow>
        </msup>
      </mrow>
      <mrow>
        <mo stretchy="false">(</mo>
        <mrow>
          <mrow>
            <mo stretchy="false">(</mo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  <mo stretchy="false">)</mo>
          </mrow>
          <msub>
            <mi>D</mi>
            <mn>1</mn>
          </msub>
          <mi>'</mi>
          <mrow>
            <mrow>
              <mo stretchy="false">(</mo>
              <mrow>
                <mi>n</mi>
                <mi>x</mi>
              </mrow>
              <mo stretchy="false">)</mo>
            </mrow>
            <mo stretchy="false">−</mo>
            <mrow>
              <mo stretchy="false">(</mo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  <mo stretchy="false">)</mo>
            </mrow>
          </mrow>
          <mrow>
            <munderover>
              <mo stretchy="false">∑</mo>
              <mrow>
                <mi>j</mi>
                <mo stretchy="false">=</mo>
                <mn>2</mn>
              </mrow>
              <mrow>
                <mo stretchy="false">⌊</mo>
                <mrow>
                  <mi>x</mi>
                </mrow>
                <mo stretchy="false">⌋</mo>
              </mrow>
            </munderover>
            <msub>
              <mi>D</mi>
              <mn>0</mn>
            </msub>
          </mrow>
          <mi>'</mi>
          <mrow>
            <mo stretchy="false">(</mo>
            <mrow>
              <mfrac>
                <mrow>
                  <mi>n</mi>
                  <mi>x</mi>
                </mrow>
                <mi>j</mi>
              </mfrac>
            </mrow>
            <mo stretchy="false">)</mo>
          </mrow>
        </mrow>
        <mo stretchy="false">)</mo>
      </mrow>
    </mrow>
    <annotation encoding="StarMath 5.0">C_{1}(n,x) = x^-1((binom{1}{1})D_1'(n x) - (binom{1}{0})sum from j = 2 to lfloor x rfloor D_0'({n x} over j ))</annotation>
  </semantics>
</math>
</file>

<file path=Object 5/content.xml><?xml version="1.0" encoding="utf-8"?>
<math xmlns="http://www.w3.org/1998/Math/MathML">
  <semantics>
    <mrow>
      <msub>
        <mi>C</mi>
        <mrow>
          <mn>2</mn>
        </mrow>
      </msub>
      <mrow>
        <mrow>
          <mo stretchy="false">(</mo>
          <mrow>
            <mi>n</mi>
            <mi>,</mi>
            <mi>x</mi>
          </mrow>
          <mo stretchy="false">)</mo>
        </mrow>
        <mo stretchy="false">=</mo>
        <msup>
          <mi>x</mi>
          <mrow>
            <mo stretchy="false">−</mo>
            <mn>2</mn>
          </mrow>
        </msup>
      </mrow>
      <mrow>
        <mo stretchy="false">(</mo>
        <mrow>
          <mrow>
            <mo stretchy="false">(</mo>
            <mrow>
              <mtable>
                <mtr>
                  <mtd>
                    <mrow>
                      <mn>2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  <mo stretchy="false">)</mo>
          </mrow>
          <msub>
            <mi>D</mi>
            <mn>2</mn>
          </msub>
          <mi>'</mi>
          <mrow>
            <mrow>
              <mo stretchy="false">(</mo>
              <mrow>
                <mi>n</mi>
                <msup>
                  <mi>x</mi>
                  <mn>2</mn>
                </msup>
              </mrow>
              <mo stretchy="false">)</mo>
            </mrow>
            <mo stretchy="false">−</mo>
            <mrow>
              <mo stretchy="false">(</mo>
              <mrow>
                <mtable>
                  <mtr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  <mo stretchy="false">)</mo>
            </mrow>
          </mrow>
          <mrow>
            <munderover>
              <mo stretchy="false">∑</mo>
              <mrow>
                <mi>j</mi>
                <mo stretchy="false">=</mo>
                <mn>2</mn>
              </mrow>
              <mrow>
                <mo stretchy="false">⌊</mo>
                <mrow>
                  <mi>x</mi>
                </mrow>
                <mo stretchy="false">⌋</mo>
              </mrow>
            </munderover>
            <msub>
              <mi>D</mi>
              <mn>1</mn>
            </msub>
          </mrow>
          <mi>'</mi>
          <mrow>
            <mrow>
              <mo stretchy="false">(</mo>
              <mrow>
                <mfrac>
                  <mrow>
                    <mi>n</mi>
                    <msup>
                      <mi>x</mi>
                      <mn>2</mn>
                    </msup>
                  </mrow>
                  <mi>j</mi>
                </mfrac>
              </mrow>
              <mo stretchy="false">)</mo>
            </mrow>
            <mo stretchy="false">+</mo>
            <mrow>
              <mo stretchy="false">(</mo>
              <mrow>
                <mtable>
                  <mtr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  <mo stretchy="false">)</mo>
            </mrow>
          </mrow>
          <mrow>
            <munderover>
              <mo stretchy="false">∑</mo>
              <mrow>
                <mi>j</mi>
                <mo stretchy="false">=</mo>
                <mn>2</mn>
              </mrow>
              <mrow>
                <mo stretchy="false">⌊</mo>
                <mrow>
                  <mi>x</mi>
                </mrow>
                <mo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stretchy="false">⌊</mo>
                  <mrow>
                    <mi>x</mi>
                  </mrow>
                  <mo stretchy="false">⌋</mo>
                </mrow>
              </munderover>
              <msub>
                <mi>D</mi>
                <mn>0</mn>
              </msub>
            </mrow>
          </mrow>
          <mi>'</mi>
          <mrow>
            <mo stretchy="false">(</mo>
            <mrow>
              <mfrac>
                <mrow>
                  <mi>n</mi>
                  <msup>
                    <mi>x</mi>
                    <mn>2</mn>
                  </msup>
                </mrow>
                <mrow>
                  <mi>j</mi>
                  <mi>k</mi>
                </mrow>
              </mfrac>
            </mrow>
            <mo stretchy="false">)</mo>
          </mrow>
        </mrow>
        <mo stretchy="false">)</mo>
      </mrow>
    </mrow>
    <annotation encoding="StarMath 5.0">C_{2}(n,x) = x^-2((binom{2}{2})D_2'(n x^2) 
- (binom{2}{1})sum from j = 2 to lfloor x rfloor D_1'({n x^2} over j) 
+ (binom{2}{0})sum from j = 2 to lfloor x rfloor sum from k = 2 to lfloor x rfloor D_0'({n x^2} over {j k}))</annotation>
  </semantics>
</math>
</file>

<file path=Object 6/content.xml><?xml version="1.0" encoding="utf-8"?>
<math xmlns="http://www.w3.org/1998/Math/MathML">
  <semantics>
    <mrow>
      <msub>
        <mi>C</mi>
        <mrow>
          <mn>3</mn>
        </mrow>
      </msub>
      <mrow>
        <mrow>
          <mo stretchy="false">(</mo>
          <mrow>
            <mi>n</mi>
            <mi>,</mi>
            <mi>x</mi>
          </mrow>
          <mo stretchy="false">)</mo>
        </mrow>
        <mo stretchy="false">=</mo>
        <msup>
          <mi>x</mi>
          <mrow>
            <mo stretchy="false">−</mo>
            <mn>3</mn>
          </mrow>
        </msup>
      </mrow>
      <mrow>
        <mo stretchy="false">(</mo>
        <mrow>
          <mrow>
            <mo stretchy="false">(</mo>
            <mrow>
              <mtable>
                <mtr>
                  <mtd>
                    <mrow>
                      <mn>3</mn>
                    </mrow>
                  </mtd>
                </mtr>
                <mtr>
                  <mtd>
                    <mrow>
                      <mn>3</mn>
                    </mrow>
                  </mtd>
                </mtr>
              </mtable>
            </mrow>
            <mo stretchy="false">)</mo>
          </mrow>
          <msub>
            <mi>D</mi>
            <mn>3</mn>
          </msub>
          <mi>'</mi>
          <mrow>
            <mrow>
              <mo stretchy="false">(</mo>
              <mrow>
                <mi>n</mi>
                <msup>
                  <mi>x</mi>
                  <mn>3</mn>
                </msup>
              </mrow>
              <mo stretchy="false">)</mo>
            </mrow>
            <mo stretchy="false">−</mo>
            <mrow>
              <mo stretchy="false">(</mo>
              <mrow>
                <mtable>
                  <mtr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2</mn>
                      </mrow>
                    </mtd>
                  </mtr>
                </mtable>
              </mrow>
              <mo stretchy="false">)</mo>
            </mrow>
          </mrow>
          <mrow>
            <munderover>
              <mo stretchy="false">∑</mo>
              <mrow>
                <mi>j</mi>
                <mo stretchy="false">=</mo>
                <mn>2</mn>
              </mrow>
              <mrow>
                <mo stretchy="false">⌊</mo>
                <mrow>
                  <mi>x</mi>
                </mrow>
                <mo stretchy="false">⌋</mo>
              </mrow>
            </munderover>
            <msub>
              <mi>D</mi>
              <mn>2</mn>
            </msub>
          </mrow>
          <mi>'</mi>
          <mrow>
            <mrow>
              <mo stretchy="false">(</mo>
              <mrow>
                <mfrac>
                  <mrow>
                    <mi>n</mi>
                    <msup>
                      <mi>x</mi>
                      <mn>3</mn>
                    </msup>
                  </mrow>
                  <mi>j</mi>
                </mfrac>
              </mrow>
              <mo stretchy="false">)</mo>
            </mrow>
            <mo stretchy="false">+</mo>
            <mrow>
              <mo stretchy="false">(</mo>
              <mrow>
                <mtable>
                  <mtr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  <mo stretchy="false">)</mo>
            </mrow>
          </mrow>
          <mrow>
            <munderover>
              <mo stretchy="false">∑</mo>
              <mrow>
                <mi>j</mi>
                <mo stretchy="false">=</mo>
                <mn>2</mn>
              </mrow>
              <mrow>
                <mo stretchy="false">⌊</mo>
                <mrow>
                  <mi>x</mi>
                </mrow>
                <mo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stretchy="false">⌊</mo>
                  <mrow>
                    <mi>x</mi>
                  </mrow>
                  <mo stretchy="false">⌋</mo>
                </mrow>
              </munderover>
              <msub>
                <mi>D</mi>
                <mn>1</mn>
              </msub>
            </mrow>
          </mrow>
          <mi>'</mi>
          <mrow>
            <mrow>
              <mo stretchy="false">(</mo>
              <mrow>
                <mfrac>
                  <mrow>
                    <mi>n</mi>
                    <msup>
                      <mi>x</mi>
                      <mn>3</mn>
                    </msup>
                  </mrow>
                  <mrow>
                    <mi>j</mi>
                    <mi>k</mi>
                  </mrow>
                </mfrac>
              </mrow>
              <mo stretchy="false">)</mo>
            </mrow>
            <mo stretchy="false">−</mo>
            <mrow>
              <mo stretchy="false">(</mo>
              <mrow>
                <mtable>
                  <mtr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  <mo stretchy="false">)</mo>
            </mrow>
          </mrow>
          <mrow>
            <munderover>
              <mo stretchy="false">∑</mo>
              <mrow>
                <mi>j</mi>
                <mo stretchy="false">=</mo>
                <mn>2</mn>
              </mrow>
              <mrow>
                <mo stretchy="false">⌊</mo>
                <mrow>
                  <mi>x</mi>
                </mrow>
                <mo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stretchy="false">⌊</mo>
                  <mrow>
                    <mi>x</mi>
                  </mrow>
                  <mo stretchy="false">⌋</mo>
                </mrow>
              </munderover>
              <mrow>
                <munderover>
                  <mo stretchy="false">∑</mo>
                  <mrow>
                    <mi>m</mi>
                    <mo stretchy="false">=</mo>
                    <mn>2</mn>
                  </mrow>
                  <mrow>
                    <mo stretchy="false">⌊</mo>
                    <mrow>
                      <mi>x</mi>
                    </mrow>
                    <mo stretchy="false">⌋</mo>
                  </mrow>
                </munderover>
                <msub>
                  <mi>D</mi>
                  <mn>0</mn>
                </msub>
              </mrow>
            </mrow>
          </mrow>
          <mi>'</mi>
          <mrow>
            <mo stretchy="false">(</mo>
            <mrow>
              <mfrac>
                <mrow>
                  <mi>n</mi>
                  <msup>
                    <mi>x</mi>
                    <mn>3</mn>
                  </msup>
                </mrow>
                <mrow>
                  <mi>j</mi>
                  <mi>k</mi>
                  <mi>m</mi>
                </mrow>
              </mfrac>
            </mrow>
            <mo stretchy="false">)</mo>
          </mrow>
        </mrow>
        <mo stretchy="false">)</mo>
      </mrow>
    </mrow>
    <annotation encoding="StarMath 5.0">C_{3}(n,x) = x^-3((binom{3}{3})D_3'(n x^3)
-(binom{3}{2})sum from j = 2 to lfloor x rfloor D_2'({n x^3 } over j)
+  (binom{3}{1})sum from j = 2 to lfloor x rfloor sum from k = 2 to lfloor x rfloor D_1'({n x^3} over {j k})
- (binom{3}{0})sum from j = 2 to lfloor x rfloor sum from k = 2 to lfloor x rfloor sum from m = 2 to lfloor x rfloor D_0'({n x^3} over {j k m}))</annotation>
  </semantics>
</math>
</file>

<file path=Object 7/content.xml><?xml version="1.0" encoding="utf-8"?>
<math xmlns="http://www.w3.org/1998/Math/MathML" display="block">
  <semantics>
    <mrow>
      <msub>
        <mi>C</mi>
        <mi>k</mi>
      </msub>
      <mrow>
        <mo fence="true" stretchy="false">(</mo>
        <mrow>
          <mrow>
            <mi>n</mi>
            <mi>,</mi>
            <mi>x</mi>
          </mrow>
        </mrow>
        <mo fence="true" stretchy="false">)</mo>
      </mrow>
    </mrow>
    <annotation encoding="StarMath 5.0">C_{k}(n,x)</annotation>
  </semantics>
</math>
</file>

<file path=Object 8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sup>
                      <mi>x</mi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n>0,1</mn>
                        <mo stretchy="false">+</mo>
                        <msup>
                          <mi>x</mi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x^{1-(0)} cdot %zeta(0,1+x^-1))^k]_n</annotation>
  </semantics>
</math>
</file>

<file path=Object 9/content.xml><?xml version="1.0" encoding="utf-8"?>
<math xmlns="http://www.w3.org/1998/Math/MathML" display="block">
  <semantics>
    <mrow>
      <msub>
        <mi>D</mi>
        <mi>k</mi>
      </msub>
      <mi>'</mi>
      <mrow>
        <mo fence="true" stretchy="false">(</mo>
        <mrow>
          <mi>n</mi>
        </mrow>
        <mo fence="true" stretchy="false">)</mo>
      </mrow>
    </mrow>
    <annotation encoding="StarMath 5.0">D_k'( n )</annotation>
  </semantics>
</math>
</file>